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office:value-type="float" office:value="0.542913" calcext:value-type="float">
            <text:p>0.542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office:value-type="float" office:value="0.576802" calcext:value-type="float">
            <text:p>0.576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office:value-type="float" office:value="0.634681" calcext:value-type="float">
            <text:p>0.634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office:value-type="float" office:value="0.61133" calcext:value-type="float">
            <text:p>0.61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649484" calcext:value-type="float">
            <text:p>0.649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632568" calcext:value-type="float">
            <text:p>0.632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office:value-type="float" office:value="0.644519" calcext:value-type="float">
            <text:p>0.644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office:value-type="float" office:value="0.668811" calcext:value-type="float">
            <text:p>0.668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office:value-type="float" office:value="0.672916" calcext:value-type="float">
            <text:p>0.672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office:value-type="float" office:value="0.666406" calcext:value-type="float">
            <text:p>0.666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office:value-type="float" office:value="0.682158" calcext:value-type="float">
            <text:p>0.682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0.673822" calcext:value-type="float">
            <text:p>0.673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office:value-type="float" office:value="0.680656" calcext:value-type="float">
            <text:p>0.680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office:value-type="float" office:value="0.674043" calcext:value-type="float">
            <text:p>0.674043</text:p>
          </table:table-cell>
          <table:table-cell office:value-type="float" office:value="0.316556" calcext:value-type="float">
            <text:p>0.316556</text:p>
          </table:table-cell>
          <table:table-cell office:value-type="float" office:value="0.066679" calcext:value-type="float">
            <text:p>0.066679</text:p>
          </table:table-cell>
          <table:table-cell table:number-columns-repeated="997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688529" calcext:value-type="float">
            <text:p>0.688529</text:p>
          </table:table-cell>
          <table:table-cell office:value-type="float" office:value="0.490444" calcext:value-type="float">
            <text:p>0.490444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office:value-type="float" office:value="0.687642" calcext:value-type="float">
            <text:p>0.687642</text:p>
          </table:table-cell>
          <table:table-cell office:value-type="float" office:value="0.573589" calcext:value-type="float">
            <text:p>0.573589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04237" calcext:value-type="float">
            <text:p>0.60423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689981" calcext:value-type="float">
            <text:p>0.689981</text:p>
          </table:table-cell>
          <table:table-cell office:value-type="float" office:value="0.626545" calcext:value-type="float">
            <text:p>0.626545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office:value-type="float" office:value="0.69968" calcext:value-type="float">
            <text:p>0.69968</text:p>
          </table:table-cell>
          <table:table-cell office:value-type="float" office:value="0.636317" calcext:value-type="float">
            <text:p>0.63631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office:value-type="float" office:value="0.674092" calcext:value-type="float">
            <text:p>0.674092</text:p>
          </table:table-cell>
          <table:table-cell office:value-type="float" office:value="0.635387" calcext:value-type="float">
            <text:p>0.63538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office:value-type="float" office:value="0.69625" calcext:value-type="float">
            <text:p>0.69625</text:p>
          </table:table-cell>
          <table:table-cell office:value-type="float" office:value="0.621843" calcext:value-type="float">
            <text:p>0.621843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office:value-type="float" office:value="0.700898" calcext:value-type="float">
            <text:p>0.700898</text:p>
          </table:table-cell>
          <table:table-cell office:value-type="float" office:value="0.648344" calcext:value-type="float">
            <text:p>0.648344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office:value-type="float" office:value="0.688008" calcext:value-type="float">
            <text:p>0.688008</text:p>
          </table:table-cell>
          <table:table-cell office:value-type="float" office:value="0.646852" calcext:value-type="float">
            <text:p>0.646852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office:value-type="float" office:value="0.696995" calcext:value-type="float">
            <text:p>0.696995</text:p>
          </table:table-cell>
          <table:table-cell office:value-type="float" office:value="0.657019" calcext:value-type="float">
            <text:p>0.657019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office:value-type="float" office:value="0.688964" calcext:value-type="float">
            <text:p>0.688964</text:p>
          </table:table-cell>
          <table:table-cell office:value-type="float" office:value="0.661973" calcext:value-type="float">
            <text:p>0.661973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office:value-type="float" office:value="0.669092" calcext:value-type="float">
            <text:p>0.669092</text:p>
          </table:table-cell>
          <table:table-cell office:value-type="float" office:value="0.658677" calcext:value-type="float">
            <text:p>0.658677</text:p>
          </table:table-cell>
          <table:table-cell office:value-type="float" office:value="0.018846" calcext:value-type="float">
            <text:p>0.018846</text:p>
          </table:table-cell>
          <table:table-cell table:number-columns-repeated="997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office:value-type="float" office:value="0.687896" calcext:value-type="float">
            <text:p>0.687896</text:p>
          </table:table-cell>
          <table:table-cell office:value-type="float" office:value="0.641948" calcext:value-type="float">
            <text:p>0.641948</text:p>
          </table:table-cell>
          <table:table-cell table:number-columns-repeated="998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office:value-type="float" office:value="0.649469" calcext:value-type="float">
            <text:p>0.649469</text:p>
          </table:table-cell>
          <table:table-cell office:value-type="float" office:value="0.662226" calcext:value-type="float">
            <text:p>0.662226</text:p>
          </table:table-cell>
          <table:table-cell table:number-columns-repeated="998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office:value-type="float" office:value="0.680693" calcext:value-type="float">
            <text:p>0.680693</text:p>
          </table:table-cell>
          <table:table-cell office:value-type="float" office:value="0.667714" calcext:value-type="float">
            <text:p>0.667714</text:p>
          </table:table-cell>
          <table:table-cell table:number-columns-repeated="998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office:value-type="float" office:value="0.677884" calcext:value-type="float">
            <text:p>0.677884</text:p>
          </table:table-cell>
          <table:table-cell office:value-type="float" office:value="0.664652" calcext:value-type="float">
            <text:p>0.664652</text:p>
          </table:table-cell>
          <table:table-cell table:number-columns-repeated="998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office:value-type="float" office:value="0.70253" calcext:value-type="float">
            <text:p>0.70253</text:p>
          </table:table-cell>
          <table:table-cell office:value-type="float" office:value="0.6733" calcext:value-type="float">
            <text:p>0.6733</text:p>
          </table:table-cell>
          <table:table-cell table:number-columns-repeated="998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office:value-type="float" office:value="0.679607" calcext:value-type="float">
            <text:p>0.679607</text:p>
          </table:table-cell>
          <table:table-cell office:value-type="float" office:value="0.678163" calcext:value-type="float">
            <text:p>0.678163</text:p>
          </table:table-cell>
          <table:table-cell table:number-columns-repeated="998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office:value-type="float" office:value="0.707163" calcext:value-type="float">
            <text:p>0.707163</text:p>
          </table:table-cell>
          <table:table-cell office:value-type="float" office:value="0.67859" calcext:value-type="float">
            <text:p>0.67859</text:p>
          </table:table-cell>
          <table:table-cell table:number-columns-repeated="998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677356" calcext:value-type="float">
            <text:p>0.677356</text:p>
          </table:table-cell>
          <table:table-cell table:number-columns-repeated="998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office:value-type="float" office:value="0.698947" calcext:value-type="float">
            <text:p>0.698947</text:p>
          </table:table-cell>
          <table:table-cell office:value-type="float" office:value="0.682279" calcext:value-type="float">
            <text:p>0.682279</text:p>
          </table:table-cell>
          <table:table-cell table:number-columns-repeated="998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office:value-type="float" office:value="0.690306" calcext:value-type="float">
            <text:p>0.690306</text:p>
          </table:table-cell>
          <table:table-cell office:value-type="float" office:value="0.675251" calcext:value-type="float">
            <text:p>0.675251</text:p>
          </table:table-cell>
          <table:table-cell table:number-columns-repeated="998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649145" calcext:value-type="float">
            <text:p>0.649145</text:p>
          </table:table-cell>
          <table:table-cell table:number-columns-repeated="998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office:value-type="float" office:value="0.701775" calcext:value-type="float">
            <text:p>0.701775</text:p>
          </table:table-cell>
          <table:table-cell office:value-type="float" office:value="0.686274" calcext:value-type="float">
            <text:p>0.686274</text:p>
          </table:table-cell>
          <table:table-cell table:number-columns-repeated="998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5"/>
          <table:table-cell office:value-type="float" office:value="0.699666" calcext:value-type="float">
            <text:p>0.699666</text:p>
          </table:table-cell>
          <table:table-cell office:value-type="float" office:value="0.684186" calcext:value-type="float">
            <text:p>0.684186</text:p>
          </table:table-cell>
          <table:table-cell table:number-columns-repeated="998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5"/>
          <table:table-cell office:value-type="float" office:value="0.703534" calcext:value-type="float">
            <text:p>0.703534</text:p>
          </table:table-cell>
          <table:table-cell office:value-type="float" office:value="0.687982" calcext:value-type="float">
            <text:p>0.687982</text:p>
          </table:table-cell>
          <table:table-cell table:number-columns-repeated="998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5"/>
          <table:table-cell office:value-type="float" office:value="0.689354" calcext:value-type="float">
            <text:p>0.689354</text:p>
          </table:table-cell>
          <table:table-cell office:value-type="float" office:value="0.685941" calcext:value-type="float">
            <text:p>0.685941</text:p>
          </table:table-cell>
          <table:table-cell table:number-columns-repeated="998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5"/>
          <table:table-cell office:value-type="float" office:value="0.705879" calcext:value-type="float">
            <text:p>0.705879</text:p>
          </table:table-cell>
          <table:table-cell office:value-type="float" office:value="0.685834" calcext:value-type="float">
            <text:p>0.685834</text:p>
          </table:table-cell>
          <table:table-cell table:number-columns-repeated="998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5"/>
          <table:table-cell office:value-type="float" office:value="0.712852" calcext:value-type="float">
            <text:p>0.712852</text:p>
          </table:table-cell>
          <table:table-cell office:value-type="float" office:value="0.685008" calcext:value-type="float">
            <text:p>0.685008</text:p>
          </table:table-cell>
          <table:table-cell table:number-columns-repeated="998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4"/>
          <table:table-cell office:value-type="float" office:value="0.673564" calcext:value-type="float">
            <text:p>0.673564</text:p>
          </table:table-cell>
          <table:table-cell table:number-columns-repeated="5"/>
          <table:table-cell office:value-type="float" office:value="0.681814" calcext:value-type="float">
            <text:p>0.681814</text:p>
          </table:table-cell>
          <table:table-cell office:value-type="float" office:value="0.691217" calcext:value-type="float">
            <text:p>0.691217</text:p>
          </table:table-cell>
          <table:table-cell table:number-columns-repeated="998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4"/>
          <table:table-cell office:value-type="float" office:value="0.729124" calcext:value-type="float">
            <text:p>0.729124</text:p>
          </table:table-cell>
          <table:table-cell table:number-columns-repeated="5"/>
          <table:table-cell office:value-type="float" office:value="0.694121" calcext:value-type="float">
            <text:p>0.694121</text:p>
          </table:table-cell>
          <table:table-cell office:value-type="float" office:value="0.683584" calcext:value-type="float">
            <text:p>0.683584</text:p>
          </table:table-cell>
          <table:table-cell table:number-columns-repeated="998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4"/>
          <table:table-cell office:value-type="float" office:value="0.716578" calcext:value-type="float">
            <text:p>0.716578</text:p>
          </table:table-cell>
          <table:table-cell table:number-columns-repeated="5"/>
          <table:table-cell office:value-type="float" office:value="0.709559" calcext:value-type="float">
            <text:p>0.709559</text:p>
          </table:table-cell>
          <table:table-cell office:value-type="float" office:value="0.004152" calcext:value-type="float">
            <text:p>0.004152</text:p>
          </table:table-cell>
          <table:table-cell table:number-columns-repeated="998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4"/>
          <table:table-cell office:value-type="float" office:value="0.726607" calcext:value-type="float">
            <text:p>0.726607</text:p>
          </table:table-cell>
          <table:table-cell table:number-columns-repeated="5"/>
          <table:table-cell office:value-type="float" office:value="0.706842" calcext:value-type="float">
            <text:p>0.706842</text:p>
          </table:table-cell>
          <table:table-cell office:value-type="float" office:value="0.004152" calcext:value-type="float">
            <text:p>0.004152</text:p>
          </table:table-cell>
          <table:table-cell table:number-columns-repeated="998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4"/>
          <table:table-cell office:value-type="float" office:value="0.727801" calcext:value-type="float">
            <text:p>0.727801</text:p>
          </table:table-cell>
          <table:table-cell table:number-columns-repeated="5"/>
          <table:table-cell office:value-type="float" office:value="0.709755" calcext:value-type="float">
            <text:p>0.709755</text:p>
          </table:table-cell>
          <table:table-cell office:value-type="float" office:value="0.004152" calcext:value-type="float">
            <text:p>0.004152</text:p>
          </table:table-cell>
          <table:table-cell table:number-columns-repeated="998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4"/>
          <table:table-cell office:value-type="float" office:value="0.720058" calcext:value-type="float">
            <text:p>0.720058</text:p>
          </table:table-cell>
          <table:table-cell table:number-columns-repeated="5"/>
          <table:table-cell office:value-type="float" office:value="0.702026" calcext:value-type="float">
            <text:p>0.702026</text:p>
          </table:table-cell>
          <table:table-cell table:number-columns-repeated="999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4"/>
          <table:table-cell office:value-type="float" office:value="0.720722" calcext:value-type="float">
            <text:p>0.720722</text:p>
          </table:table-cell>
          <table:table-cell table:number-columns-repeated="5"/>
          <table:table-cell office:value-type="float" office:value="0.708621" calcext:value-type="float">
            <text:p>0.708621</text:p>
          </table:table-cell>
          <table:table-cell table:number-columns-repeated="999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4"/>
          <table:table-cell office:value-type="float" office:value="0.725368" calcext:value-type="float">
            <text:p>0.725368</text:p>
          </table:table-cell>
          <table:table-cell table:number-columns-repeated="5"/>
          <table:table-cell office:value-type="float" office:value="0.711677" calcext:value-type="float">
            <text:p>0.711677</text:p>
          </table:table-cell>
          <table:table-cell table:number-columns-repeated="999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4"/>
          <table:table-cell office:value-type="float" office:value="0.703605" calcext:value-type="float">
            <text:p>0.703605</text:p>
          </table:table-cell>
          <table:table-cell table:number-columns-repeated="5"/>
          <table:table-cell office:value-type="float" office:value="0.664047" calcext:value-type="float">
            <text:p>0.664047</text:p>
          </table:table-cell>
          <table:table-cell table:number-columns-repeated="999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4"/>
          <table:table-cell office:value-type="float" office:value="0.726521" calcext:value-type="float">
            <text:p>0.726521</text:p>
          </table:table-cell>
          <table:table-cell table:number-columns-repeated="5"/>
          <table:table-cell office:value-type="float" office:value="0.715781" calcext:value-type="float">
            <text:p>0.715781</text:p>
          </table:table-cell>
          <table:table-cell table:number-columns-repeated="999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4"/>
          <table:table-cell office:value-type="float" office:value="0.718677" calcext:value-type="float">
            <text:p>0.718677</text:p>
          </table:table-cell>
          <table:table-cell table:number-columns-repeated="5"/>
          <table:table-cell office:value-type="float" office:value="0.703993" calcext:value-type="float">
            <text:p>0.703993</text:p>
          </table:table-cell>
          <table:table-cell table:number-columns-repeated="999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4"/>
          <table:table-cell office:value-type="float" office:value="0.735526" calcext:value-type="float">
            <text:p>0.735526</text:p>
          </table:table-cell>
          <table:table-cell table:number-columns-repeated="5"/>
          <table:table-cell office:value-type="float" office:value="0.702" calcext:value-type="float">
            <text:p>0.702</text:p>
          </table:table-cell>
          <table:table-cell table:number-columns-repeated="999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4"/>
          <table:table-cell office:value-type="float" office:value="0.735811" calcext:value-type="float">
            <text:p>0.735811</text:p>
          </table:table-cell>
          <table:table-cell table:number-columns-repeated="5"/>
          <table:table-cell office:value-type="float" office:value="0.700861" calcext:value-type="float">
            <text:p>0.700861</text:p>
          </table:table-cell>
          <table:table-cell table:number-columns-repeated="999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4"/>
          <table:table-cell office:value-type="float" office:value="0.725238" calcext:value-type="float">
            <text:p>0.725238</text:p>
          </table:table-cell>
          <table:table-cell table:number-columns-repeated="5"/>
          <table:table-cell office:value-type="float" office:value="0.703927" calcext:value-type="float">
            <text:p>0.703927</text:p>
          </table:table-cell>
          <table:table-cell table:number-columns-repeated="999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4"/>
          <table:table-cell office:value-type="float" office:value="0.72258" calcext:value-type="float">
            <text:p>0.72258</text:p>
          </table:table-cell>
          <table:table-cell table:number-columns-repeated="5"/>
          <table:table-cell office:value-type="float" office:value="0.707562" calcext:value-type="float">
            <text:p>0.707562</text:p>
          </table:table-cell>
          <table:table-cell table:number-columns-repeated="999"/>
        </table:table-row>
      </table:table>
      <table:table table:name="f-AUC" table:style-name="ta1">
        <table:shapes>
          <draw:frame draw:z-index="0" draw:style-name="gr1" draw:text-style-name="P1" svg:width="8.5323in" svg:height="4.7992in" svg:x="24.3752in" svg:y="2.172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4.0953in" svg:y="8.9508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8.3173in" svg:height="4.6783in" svg:x="2.9228in" svg:y="21.8614in">
            <draw:object draw:notify-on-update-of-ranges="'f-AUC'.A3:'f-AUC'.A52 'f-AUC'.C2:'f-AUC'.C2 'f-AUC'.C3:'f-AUC'.C52 'f-AUC'.Y2:'f-AUC'.Y2 'f-AUC'.Y3:'f-AUC'.Y52 'f-AUC'.Z2:'f-AUC'.Z2 'f-AUC'.Z3:'f-AUC'.Z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table:number-columns-repeated="997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office:value-type="float" office:value="0.652621" calcext:value-type="float">
            <text:p>0.652621</text:p>
          </table:table-cell>
          <table:table-cell office:value-type="float" office:value="0.586395" calcext:value-type="float">
            <text:p>0.586395</text:p>
          </table:table-cell>
          <table:table-cell office:value-type="float" office:value="0.559415" calcext:value-type="float">
            <text:p>0.559415</text:p>
          </table:table-cell>
          <table:table-cell table:number-columns-repeated="997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661618" calcext:value-type="float">
            <text:p>0.661618</text:p>
          </table:table-cell>
          <table:table-cell office:value-type="float" office:value="0.611838" calcext:value-type="float">
            <text:p>0.611838</text:p>
          </table:table-cell>
          <table:table-cell office:value-type="float" office:value="0.594264" calcext:value-type="float">
            <text:p>0.594264</text:p>
          </table:table-cell>
          <table:table-cell table:number-columns-repeated="997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682806" calcext:value-type="float">
            <text:p>0.682806</text:p>
          </table:table-cell>
          <table:table-cell office:value-type="float" office:value="0.624649" calcext:value-type="float">
            <text:p>0.624649</text:p>
          </table:table-cell>
          <table:table-cell office:value-type="float" office:value="0.618513" calcext:value-type="float">
            <text:p>0.618513</text:p>
          </table:table-cell>
          <table:table-cell table:number-columns-repeated="997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707481" calcext:value-type="float">
            <text:p>0.707481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638116" calcext:value-type="float">
            <text:p>0.638116</text:p>
          </table:table-cell>
          <table:table-cell table:number-columns-repeated="997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0.708444" calcext:value-type="float">
            <text:p>0.708444</text:p>
          </table:table-cell>
          <table:table-cell office:value-type="float" office:value="0.637898" calcext:value-type="float">
            <text:p>0.637898</text:p>
          </table:table-cell>
          <table:table-cell office:value-type="float" office:value="0.652654" calcext:value-type="float">
            <text:p>0.652654</text:p>
          </table:table-cell>
          <table:table-cell table:number-columns-repeated="997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44091" calcext:value-type="float">
            <text:p>0.644091</text:p>
          </table:table-cell>
          <table:table-cell office:value-type="float" office:value="0.661352" calcext:value-type="float">
            <text:p>0.661352</text:p>
          </table:table-cell>
          <table:table-cell table:number-columns-repeated="997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office:value-type="float" office:value="0.716175" calcext:value-type="float">
            <text:p>0.716175</text:p>
          </table:table-cell>
          <table:table-cell office:value-type="float" office:value="0.644584" calcext:value-type="float">
            <text:p>0.644584</text:p>
          </table:table-cell>
          <table:table-cell office:value-type="float" office:value="0.666009" calcext:value-type="float">
            <text:p>0.666009</text:p>
          </table:table-cell>
          <table:table-cell table:number-columns-repeated="997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45185" calcext:value-type="float">
            <text:p>0.745185</text:p>
          </table:table-cell>
          <table:table-cell office:value-type="float" office:value="0.649002" calcext:value-type="float">
            <text:p>0.649002</text:p>
          </table:table-cell>
          <table:table-cell office:value-type="float" office:value="0.669408" calcext:value-type="float">
            <text:p>0.669408</text:p>
          </table:table-cell>
          <table:table-cell table:number-columns-repeated="997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office:value-type="float" office:value="0.744637" calcext:value-type="float">
            <text:p>0.744637</text:p>
          </table:table-cell>
          <table:table-cell office:value-type="float" office:value="0.651586" calcext:value-type="float">
            <text:p>0.651586</text:p>
          </table:table-cell>
          <table:table-cell office:value-type="float" office:value="0.677314" calcext:value-type="float">
            <text:p>0.677314</text:p>
          </table:table-cell>
          <table:table-cell table:number-columns-repeated="997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office:value-type="float" office:value="0.743388" calcext:value-type="float">
            <text:p>0.743388</text:p>
          </table:table-cell>
          <table:table-cell office:value-type="float" office:value="0.653131" calcext:value-type="float">
            <text:p>0.653131</text:p>
          </table:table-cell>
          <table:table-cell office:value-type="float" office:value="0.680002" calcext:value-type="float">
            <text:p>0.680002</text:p>
          </table:table-cell>
          <table:table-cell table:number-columns-repeated="997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office:value-type="float" office:value="0.742166" calcext:value-type="float">
            <text:p>0.742166</text:p>
          </table:table-cell>
          <table:table-cell office:value-type="float" office:value="0.656326" calcext:value-type="float">
            <text:p>0.656326</text:p>
          </table:table-cell>
          <table:table-cell office:value-type="float" office:value="0.680731" calcext:value-type="float">
            <text:p>0.680731</text:p>
          </table:table-cell>
          <table:table-cell table:number-columns-repeated="997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office:value-type="float" office:value="0.740447" calcext:value-type="float">
            <text:p>0.740447</text:p>
          </table:table-cell>
          <table:table-cell office:value-type="float" office:value="0.65842" calcext:value-type="float">
            <text:p>0.65842</text:p>
          </table:table-cell>
          <table:table-cell office:value-type="float" office:value="0.682855" calcext:value-type="float">
            <text:p>0.682855</text:p>
          </table:table-cell>
          <table:table-cell table:number-columns-repeated="997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661783" calcext:value-type="float">
            <text:p>0.661783</text:p>
          </table:table-cell>
          <table:table-cell office:value-type="float" office:value="0.685883" calcext:value-type="float">
            <text:p>0.685883</text:p>
          </table:table-cell>
          <table:table-cell table:number-columns-repeated="997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665682" calcext:value-type="float">
            <text:p>0.665682</text:p>
          </table:table-cell>
          <table:table-cell office:value-type="float" office:value="0.68698" calcext:value-type="float">
            <text:p>0.68698</text:p>
          </table:table-cell>
          <table:table-cell table:number-columns-repeated="997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office:value-type="float" office:value="0.760876" calcext:value-type="float">
            <text:p>0.760876</text:p>
          </table:table-cell>
          <table:table-cell office:value-type="float" office:value="0.669827" calcext:value-type="float">
            <text:p>0.669827</text:p>
          </table:table-cell>
          <table:table-cell office:value-type="float" office:value="0.689225" calcext:value-type="float">
            <text:p>0.689225</text:p>
          </table:table-cell>
          <table:table-cell table:number-columns-repeated="997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office:value-type="float" office:value="0.764543" calcext:value-type="float">
            <text:p>0.764543</text:p>
          </table:table-cell>
          <table:table-cell office:value-type="float" office:value="0.678201" calcext:value-type="float">
            <text:p>0.678201</text:p>
          </table:table-cell>
          <table:table-cell office:value-type="float" office:value="0.693194" calcext:value-type="float">
            <text:p>0.693194</text:p>
          </table:table-cell>
          <table:table-cell table:number-columns-repeated="997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office:value-type="float" office:value="0.769535" calcext:value-type="float">
            <text:p>0.769535</text:p>
          </table:table-cell>
          <table:table-cell office:value-type="float" office:value="0.686267" calcext:value-type="float">
            <text:p>0.686267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office:value-type="float" office:value="0.769519" calcext:value-type="float">
            <text:p>0.769519</text:p>
          </table:table-cell>
          <table:table-cell office:value-type="float" office:value="0.694095" calcext:value-type="float">
            <text:p>0.694095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73657" calcext:value-type="float">
            <text:p>0.773657</text:p>
          </table:table-cell>
          <table:table-cell office:value-type="float" office:value="0.693761" calcext:value-type="float">
            <text:p>0.693761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695972" calcext:value-type="float">
            <text:p>0.695972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8064" calcext:value-type="float">
            <text:p>0.778064</text:p>
          </table:table-cell>
          <table:table-cell office:value-type="float" office:value="0.701002" calcext:value-type="float">
            <text:p>0.701002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office:value-type="float" office:value="0.784058" calcext:value-type="float">
            <text:p>0.784058</text:p>
          </table:table-cell>
          <table:table-cell office:value-type="float" office:value="0.695548" calcext:value-type="float">
            <text:p>0.695548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office:value-type="float" office:value="0.780511" calcext:value-type="float">
            <text:p>0.780511</text:p>
          </table:table-cell>
          <table:table-cell office:value-type="float" office:value="0.729297" calcext:value-type="float">
            <text:p>0.729297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office:value-type="float" office:value="0.783345" calcext:value-type="float">
            <text:p>0.783345</text:p>
          </table:table-cell>
          <table:table-cell office:value-type="float" office:value="0.727399" calcext:value-type="float">
            <text:p>0.727399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office:value-type="float" office:value="0.782773" calcext:value-type="float">
            <text:p>0.782773</text:p>
          </table:table-cell>
          <table:table-cell office:value-type="float" office:value="0.70377" calcext:value-type="float">
            <text:p>0.70377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office:value-type="float" office:value="0.785112" calcext:value-type="float">
            <text:p>0.785112</text:p>
          </table:table-cell>
          <table:table-cell office:value-type="float" office:value="0.714914" calcext:value-type="float">
            <text:p>0.714914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office:value-type="float" office:value="0.784446" calcext:value-type="float">
            <text:p>0.784446</text:p>
          </table:table-cell>
          <table:table-cell office:value-type="float" office:value="0.718049" calcext:value-type="float">
            <text:p>0.718049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office:value-type="float" office:value="0.783171" calcext:value-type="float">
            <text:p>0.783171</text:p>
          </table:table-cell>
          <table:table-cell office:value-type="float" office:value="0.732614" calcext:value-type="float">
            <text:p>0.732614</text:p>
          </table:table-cell>
          <table:table-cell office:value-type="float" office:value="0.542872" calcext:value-type="float">
            <text:p>0.542872</text:p>
          </table:table-cell>
          <table:table-cell table:number-columns-repeated="997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office:value-type="float" office:value="0.78529" calcext:value-type="float">
            <text:p>0.78529</text:p>
          </table:table-cell>
          <table:table-cell office:value-type="float" office:value="0.712156" calcext:value-type="float">
            <text:p>0.712156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office:value-type="float" office:value="0.787088" calcext:value-type="float">
            <text:p>0.787088</text:p>
          </table:table-cell>
          <table:table-cell office:value-type="float" office:value="0.722481" calcext:value-type="float">
            <text:p>0.722481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791331" calcext:value-type="float">
            <text:p>0.791331</text:p>
          </table:table-cell>
          <table:table-cell office:value-type="float" office:value="0.736144" calcext:value-type="float">
            <text:p>0.736144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0.790097" calcext:value-type="float">
            <text:p>0.790097</text:p>
          </table:table-cell>
          <table:table-cell office:value-type="float" office:value="0.728371" calcext:value-type="float">
            <text:p>0.728371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office:value-type="float" office:value="0.794739" calcext:value-type="float">
            <text:p>0.794739</text:p>
          </table:table-cell>
          <table:table-cell office:value-type="float" office:value="0.734706" calcext:value-type="float">
            <text:p>0.734706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41574" calcext:value-type="float">
            <text:p>0.74157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89974" calcext:value-type="float">
            <text:p>0.789974</text:p>
          </table:table-cell>
          <table:table-cell office:value-type="float" office:value="0.743493" calcext:value-type="float">
            <text:p>0.743493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0.745099" calcext:value-type="float">
            <text:p>0.74509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office:value-type="float" office:value="0.798803" calcext:value-type="float">
            <text:p>0.798803</text:p>
          </table:table-cell>
          <table:table-cell office:value-type="float" office:value="0.754515" calcext:value-type="float">
            <text:p>0.754515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office:value-type="float" office:value="0.783955" calcext:value-type="float">
            <text:p>0.783955</text:p>
          </table:table-cell>
          <table:table-cell office:value-type="float" office:value="0.759247" calcext:value-type="float">
            <text:p>0.75924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office:value-type="float" office:value="0.796435" calcext:value-type="float">
            <text:p>0.796435</text:p>
          </table:table-cell>
          <table:table-cell office:value-type="float" office:value="0.74723" calcext:value-type="float">
            <text:p>0.74723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office:value-type="float" office:value="0.792368" calcext:value-type="float">
            <text:p>0.792368</text:p>
          </table:table-cell>
          <table:table-cell office:value-type="float" office:value="0.762467" calcext:value-type="float">
            <text:p>0.762467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5"/>
          <table:table-cell office:value-type="float" office:value="0.796154" calcext:value-type="float">
            <text:p>0.796154</text:p>
          </table:table-cell>
          <table:table-cell office:value-type="float" office:value="0.757261" calcext:value-type="float">
            <text:p>0.757261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5"/>
          <table:table-cell office:value-type="float" office:value="0.796403" calcext:value-type="float">
            <text:p>0.796403</text:p>
          </table:table-cell>
          <table:table-cell office:value-type="float" office:value="0.766111" calcext:value-type="float">
            <text:p>0.766111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5"/>
          <table:table-cell office:value-type="float" office:value="0.79776" calcext:value-type="float">
            <text:p>0.79776</text:p>
          </table:table-cell>
          <table:table-cell office:value-type="float" office:value="0.764758" calcext:value-type="float">
            <text:p>0.764758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5"/>
          <table:table-cell office:value-type="float" office:value="0.796652" calcext:value-type="float">
            <text:p>0.796652</text:p>
          </table:table-cell>
          <table:table-cell office:value-type="float" office:value="0.768344" calcext:value-type="float">
            <text:p>0.768344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5"/>
          <table:table-cell office:value-type="float" office:value="0.799159" calcext:value-type="float">
            <text:p>0.799159</text:p>
          </table:table-cell>
          <table:table-cell office:value-type="float" office:value="0.760767" calcext:value-type="float">
            <text:p>0.760767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4"/>
          <table:table-cell office:value-type="float" office:value="0.819647" calcext:value-type="float">
            <text:p>0.819647</text:p>
          </table:table-cell>
          <table:table-cell table:number-columns-repeated="5"/>
          <table:table-cell office:value-type="float" office:value="0.798836" calcext:value-type="float">
            <text:p>0.798836</text:p>
          </table:table-cell>
          <table:table-cell office:value-type="float" office:value="0.772749" calcext:value-type="float">
            <text:p>0.772749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4"/>
          <table:table-cell office:value-type="float" office:value="0.818996" calcext:value-type="float">
            <text:p>0.818996</text:p>
          </table:table-cell>
          <table:table-cell table:number-columns-repeated="5"/>
          <table:table-cell office:value-type="float" office:value="0.785168" calcext:value-type="float">
            <text:p>0.785168</text:p>
          </table:table-cell>
          <table:table-cell office:value-type="float" office:value="0.777359" calcext:value-type="float">
            <text:p>0.777359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4"/>
          <table:table-cell office:value-type="float" office:value="0.815327" calcext:value-type="float">
            <text:p>0.815327</text:p>
          </table:table-cell>
          <table:table-cell table:number-columns-repeated="5"/>
          <table:table-cell office:value-type="float" office:value="0.794908" calcext:value-type="float">
            <text:p>0.794908</text:p>
          </table:table-cell>
          <table:table-cell office:value-type="float" office:value="0.524126" calcext:value-type="float">
            <text:p>0.524126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4"/>
          <table:table-cell office:value-type="float" office:value="0.817474" calcext:value-type="float">
            <text:p>0.817474</text:p>
          </table:table-cell>
          <table:table-cell table:number-columns-repeated="5"/>
          <table:table-cell office:value-type="float" office:value="0.796809" calcext:value-type="float">
            <text:p>0.796809</text:p>
          </table:table-cell>
          <table:table-cell office:value-type="float" office:value="0.524126" calcext:value-type="float">
            <text:p>0.524126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4"/>
          <table:table-cell office:value-type="float" office:value="0.817837" calcext:value-type="float">
            <text:p>0.817837</text:p>
          </table:table-cell>
          <table:table-cell table:number-columns-repeated="5"/>
          <table:table-cell office:value-type="float" office:value="0.795705" calcext:value-type="float">
            <text:p>0.795705</text:p>
          </table:table-cell>
          <table:table-cell office:value-type="float" office:value="0.524126" calcext:value-type="float">
            <text:p>0.52412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4"/>
          <table:table-cell office:value-type="float" office:value="0.814011" calcext:value-type="float">
            <text:p>0.814011</text:p>
          </table:table-cell>
          <table:table-cell table:number-columns-repeated="5"/>
          <table:table-cell office:value-type="float" office:value="0.800026" calcext:value-type="float">
            <text:p>0.800026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office:value-type="float" office:value="0.812607" calcext:value-type="float">
            <text:p>0.81260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/>
          <table:table-cell office:value-type="float" office:value="0.793541" calcext:value-type="float">
            <text:p>0.793541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4"/>
          <table:table-cell office:value-type="float" office:value="0.81155" calcext:value-type="float">
            <text:p>0.81155</text:p>
          </table:table-cell>
          <table:table-cell table:number-columns-repeated="5"/>
          <table:table-cell office:value-type="float" office:value="0.793001" calcext:value-type="float">
            <text:p>0.793001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4"/>
          <table:table-cell office:value-type="float" office:value="0.815847" calcext:value-type="float">
            <text:p>0.815847</text:p>
          </table:table-cell>
          <table:table-cell table:number-columns-repeated="5"/>
          <table:table-cell office:value-type="float" office:value="0.797305" calcext:value-type="float">
            <text:p>0.7973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4"/>
          <table:table-cell office:value-type="float" office:value="0.80793" calcext:value-type="float">
            <text:p>0.80793</text:p>
          </table:table-cell>
          <table:table-cell table:number-columns-repeated="5"/>
          <table:table-cell office:value-type="float" office:value="0.793708" calcext:value-type="float">
            <text:p>0.793708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4"/>
          <table:table-cell office:value-type="float" office:value="0.821128" calcext:value-type="float">
            <text:p>0.821128</text:p>
          </table:table-cell>
          <table:table-cell table:number-columns-repeated="5"/>
          <table:table-cell office:value-type="float" office:value="0.801102" calcext:value-type="float">
            <text:p>0.801102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4"/>
          <table:table-cell office:value-type="float" office:value="0.813495" calcext:value-type="float">
            <text:p>0.813495</text:p>
          </table:table-cell>
          <table:table-cell table:number-columns-repeated="5"/>
          <table:table-cell office:value-type="float" office:value="0.789332" calcext:value-type="float">
            <text:p>0.78933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4"/>
          <table:table-cell office:value-type="float" office:value="0.820117" calcext:value-type="float">
            <text:p>0.820117</text:p>
          </table:table-cell>
          <table:table-cell table:number-columns-repeated="5"/>
          <table:table-cell office:value-type="float" office:value="0.789501" calcext:value-type="float">
            <text:p>0.789501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4"/>
          <table:table-cell office:value-type="float" office:value="0.815377" calcext:value-type="float">
            <text:p>0.815377</text:p>
          </table:table-cell>
          <table:table-cell table:number-columns-repeated="5"/>
          <table:table-cell office:value-type="float" office:value="0.798388" calcext:value-type="float">
            <text:p>0.798388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4"/>
          <table:table-cell office:value-type="float" office:value="0.816634" calcext:value-type="float">
            <text:p>0.816634</text:p>
          </table:table-cell>
          <table:table-cell table:number-columns-repeated="5"/>
          <table:table-cell office:value-type="float" office:value="0.793275" calcext:value-type="float">
            <text:p>0.79327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4"/>
          <table:table-cell table:formula="of:=MAX([.S3:.S62])" office:value-type="float" office:value="0.821128" calcext:value-type="float">
            <text:p>0.821128</text:p>
          </table:table-cell>
          <table:table-cell table:number-columns-repeated="5"/>
          <table:table-cell table:formula="of:=MAX([.Y3:.Y62])" office:value-type="float" office:value="0.801102" calcext:value-type="float">
            <text:p>0.801102</text:p>
          </table:table-cell>
          <table:table-cell table:formula="of:=MAX([.Z3:.Z62])" office:value-type="float" office:value="0.777359" calcext:value-type="float">
            <text:p>0.777359</text:p>
          </table:table-cell>
          <table:table-cell table:formula="of:=MAX([.AA3:.AA62])" office:value-type="float" office:value="0.693194" calcext:value-type="float">
            <text:p>0.693194</text:p>
          </table:table-cell>
          <table:table-cell table:number-columns-repeated="997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4.0126in" svg:y="0.542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988in" svg:y="6.1969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4012in" svg:y="11.6232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table:number-columns-repeated="997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formula="of:=([$'F1-mean'.Y3]*[$'f-AUC'.Y3])/([$'F1-mean'.Y3]+[$'f-AUC'.Y3])" office:value-type="float" office:value="0" calcext:value-type="float">
            <text:p>0</text:p>
          </table:table-cell>
          <table:table-cell table:formula="of:=([$'F1-mean'.Z3]*[$'f-AUC'.Z3])/([$'F1-mean'.Z3]+[$'f-AUC'.Z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formula="of:=([$'F1-mean'.Y4]*[$'f-AUC'.Y4])/([$'F1-mean'.Y4]+[$'f-AUC'.Y4])" office:value-type="float" office:value="0" calcext:value-type="float">
            <text:p>0</text:p>
          </table:table-cell>
          <table:table-cell table:formula="of:=([$'F1-mean'.Z4]*[$'f-AUC'.Z4])/([$'F1-mean'.Z4]+[$'f-AUC'.Z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formula="of:=([$'F1-mean'.Y5]*[$'f-AUC'.Y5])/([$'F1-mean'.Y5]+[$'f-AUC'.Y5])" office:value-type="float" office:value="0.30243820474187" calcext:value-type="float">
            <text:p>0.30243820474187</text:p>
          </table:table-cell>
          <table:table-cell table:formula="of:=([$'F1-mean'.Z5]*[$'f-AUC'.Z5])/([$'F1-mean'.Z5]+[$'f-AUC'.Z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formula="of:=([$'F1-mean'.Y6]*[$'f-AUC'.Y6])/([$'F1-mean'.Y6]+[$'f-AUC'.Y6])" office:value-type="float" office:value="0.317746521414673" calcext:value-type="float">
            <text:p>0.317746521414673</text:p>
          </table:table-cell>
          <table:table-cell table:formula="of:=([$'F1-mean'.Z6]*[$'f-AUC'.Z6])/([$'F1-mean'.Z6]+[$'f-AUC'.Z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formula="of:=([$'F1-mean'.Y7]*[$'f-AUC'.Y7])/([$'F1-mean'.Y7]+[$'f-AUC'.Y7])" office:value-type="float" office:value="0.334768503574872" calcext:value-type="float">
            <text:p>0.334768503574872</text:p>
          </table:table-cell>
          <table:table-cell table:formula="of:=([$'F1-mean'.Z7]*[$'f-AUC'.Z7])/([$'F1-mean'.Z7]+[$'f-AUC'.Z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formula="of:=([$'F1-mean'.Y8]*[$'f-AUC'.Y8])/([$'F1-mean'.Y8]+[$'f-AUC'.Y8])" office:value-type="float" office:value="0.333001790069164" calcext:value-type="float">
            <text:p>0.333001790069164</text:p>
          </table:table-cell>
          <table:table-cell table:formula="of:=([$'F1-mean'.Z8]*[$'f-AUC'.Z8])/([$'F1-mean'.Z8]+[$'f-AUC'.Z8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formula="of:=([$'F1-mean'.Y9]*[$'f-AUC'.Y9])/([$'F1-mean'.Y9]+[$'f-AUC'.Y9])" office:value-type="float" office:value="0.340600547940591" calcext:value-type="float">
            <text:p>0.340600547940591</text:p>
          </table:table-cell>
          <table:table-cell table:formula="of:=([$'F1-mean'.Z9]*[$'f-AUC'.Z9])/([$'F1-mean'.Z9]+[$'f-AUC'.Z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formula="of:=([$'F1-mean'.Y10]*[$'f-AUC'.Y10])/([$'F1-mean'.Y10]+[$'f-AUC'.Y10])" office:value-type="float" office:value="0.342136932439995" calcext:value-type="float">
            <text:p>0.342136932439995</text:p>
          </table:table-cell>
          <table:table-cell table:formula="of:=([$'F1-mean'.Z10]*[$'f-AUC'.Z10])/([$'F1-mean'.Z10]+[$'f-AUC'.Z10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formula="of:=([$'F1-mean'.Y11]*[$'f-AUC'.Y11])/([$'F1-mean'.Y11]+[$'f-AUC'.Y11])" office:value-type="float" office:value="0.345485096420416" calcext:value-type="float">
            <text:p>0.345485096420416</text:p>
          </table:table-cell>
          <table:table-cell table:formula="of:=([$'F1-mean'.Z11]*[$'f-AUC'.Z11])/([$'F1-mean'.Z11]+[$'f-AUC'.Z11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formula="of:=([$'F1-mean'.Y12]*[$'f-AUC'.Y12])/([$'F1-mean'.Y12]+[$'f-AUC'.Y12])" office:value-type="float" office:value="0.352065163385613" calcext:value-type="float">
            <text:p>0.352065163385613</text:p>
          </table:table-cell>
          <table:table-cell table:formula="of:=([$'F1-mean'.Z12]*[$'f-AUC'.Z12])/([$'F1-mean'.Z12]+[$'f-AUC'.Z1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formula="of:=([$'F1-mean'.Y13]*[$'f-AUC'.Y13])/([$'F1-mean'.Y13]+[$'f-AUC'.Y13])" office:value-type="float" office:value="0.352923276570545" calcext:value-type="float">
            <text:p>0.352923276570545</text:p>
          </table:table-cell>
          <table:table-cell table:formula="of:=([$'F1-mean'.Z13]*[$'f-AUC'.Z13])/([$'F1-mean'.Z13]+[$'f-AUC'.Z1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formula="of:=([$'F1-mean'.Y14]*[$'f-AUC'.Y14])/([$'F1-mean'.Y14]+[$'f-AUC'.Y14])" office:value-type="float" office:value="0.350739077559631" calcext:value-type="float">
            <text:p>0.350739077559631</text:p>
          </table:table-cell>
          <table:table-cell table:formula="of:=([$'F1-mean'.Z14]*[$'f-AUC'.Z14])/([$'F1-mean'.Z14]+[$'f-AUC'.Z1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formula="of:=([$'F1-mean'.Y15]*[$'f-AUC'.Y15])/([$'F1-mean'.Y15]+[$'f-AUC'.Y15])" office:value-type="float" office:value="0.358010365516631" calcext:value-type="float">
            <text:p>0.358010365516631</text:p>
          </table:table-cell>
          <table:table-cell table:formula="of:=([$'F1-mean'.Z15]*[$'f-AUC'.Z15])/([$'F1-mean'.Z15]+[$'f-AUC'.Z1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formula="of:=([$'F1-mean'.Y16]*[$'f-AUC'.Y16])/([$'F1-mean'.Y16]+[$'f-AUC'.Y16])" office:value-type="float" office:value="0.354622713371981" calcext:value-type="float">
            <text:p>0.354622713371981</text:p>
          </table:table-cell>
          <table:table-cell table:formula="of:=([$'F1-mean'.Z16]*[$'f-AUC'.Z16])/([$'F1-mean'.Z16]+[$'f-AUC'.Z1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formula="of:=([$'F1-mean'.Y17]*[$'f-AUC'.Y17])/([$'F1-mean'.Y17]+[$'f-AUC'.Y17])" office:value-type="float" office:value="0.359266956721044" calcext:value-type="float">
            <text:p>0.359266956721044</text:p>
          </table:table-cell>
          <table:table-cell table:formula="of:=([$'F1-mean'.Z17]*[$'f-AUC'.Z17])/([$'F1-mean'.Z17]+[$'f-AUC'.Z1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formula="of:=([$'F1-mean'.Y18]*[$'f-AUC'.Y18])/([$'F1-mean'.Y18]+[$'f-AUC'.Y18])" office:value-type="float" office:value="0.358223183979964" calcext:value-type="float">
            <text:p>0.358223183979964</text:p>
          </table:table-cell>
          <table:table-cell table:formula="of:=([$'F1-mean'.Z18]*[$'f-AUC'.Z18])/([$'F1-mean'.Z18]+[$'f-AUC'.Z18])" office:value-type="float" office:value="0.215820140753973" calcext:value-type="float">
            <text:p>0.215820140753973</text:p>
          </table:table-cell>
          <table:table-cell table:number-columns-repeated="998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formula="of:=([$'F1-mean'.Y19]*[$'f-AUC'.Y19])/([$'F1-mean'.Y19]+[$'f-AUC'.Y19])" office:value-type="float" office:value="0.363390882715025" calcext:value-type="float">
            <text:p>0.363390882715025</text:p>
          </table:table-cell>
          <table:table-cell table:formula="of:=([$'F1-mean'.Z19]*[$'f-AUC'.Z19])/([$'F1-mean'.Z19]+[$'f-AUC'.Z19])" office:value-type="float" office:value="0.286030752281571" calcext:value-type="float">
            <text:p>0.286030752281571</text:p>
          </table:table-cell>
          <table:table-cell table:number-columns-repeated="998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formula="of:=([$'F1-mean'.Y20]*[$'f-AUC'.Y20])/([$'F1-mean'.Y20]+[$'f-AUC'.Y20])" office:value-type="float" office:value="0.363140095156266" calcext:value-type="float">
            <text:p>0.363140095156266</text:p>
          </table:table-cell>
          <table:table-cell table:formula="of:=([$'F1-mean'.Z20]*[$'f-AUC'.Z20])/([$'F1-mean'.Z20]+[$'f-AUC'.Z20])" office:value-type="float" office:value="0.314057175885315" calcext:value-type="float">
            <text:p>0.314057175885315</text:p>
          </table:table-cell>
          <table:table-cell table:number-columns-repeated="998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formula="of:=([$'F1-mean'.Y21]*[$'f-AUC'.Y21])/([$'F1-mean'.Y21]+[$'f-AUC'.Y21])" office:value-type="float" office:value="0.363039546782504" calcext:value-type="float">
            <text:p>0.363039546782504</text:p>
          </table:table-cell>
          <table:table-cell table:formula="of:=([$'F1-mean'.Z21]*[$'f-AUC'.Z21])/([$'F1-mean'.Z21]+[$'f-AUC'.Z21])" office:value-type="float" office:value="0.322955863843396" calcext:value-type="float">
            <text:p>0.322955863843396</text:p>
          </table:table-cell>
          <table:table-cell table:number-columns-repeated="998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formula="of:=([$'F1-mean'.Y22]*[$'f-AUC'.Y22])/([$'F1-mean'.Y22]+[$'f-AUC'.Y22])" office:value-type="float" office:value="0.365166950857656" calcext:value-type="float">
            <text:p>0.365166950857656</text:p>
          </table:table-cell>
          <table:table-cell table:formula="of:=([$'F1-mean'.Z22]*[$'f-AUC'.Z22])/([$'F1-mean'.Z22]+[$'f-AUC'.Z22])" office:value-type="float" office:value="0.329718088115313" calcext:value-type="float">
            <text:p>0.329718088115313</text:p>
          </table:table-cell>
          <table:table-cell table:number-columns-repeated="998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formula="of:=([$'F1-mean'.Y23]*[$'f-AUC'.Y23])/([$'F1-mean'.Y23]+[$'f-AUC'.Y23])" office:value-type="float" office:value="0.368396569040375" calcext:value-type="float">
            <text:p>0.368396569040375</text:p>
          </table:table-cell>
          <table:table-cell table:formula="of:=([$'F1-mean'.Z23]*[$'f-AUC'.Z23])/([$'F1-mean'.Z23]+[$'f-AUC'.Z23])" office:value-type="float" office:value="0.333547560181228" calcext:value-type="float">
            <text:p>0.333547560181228</text:p>
          </table:table-cell>
          <table:table-cell table:number-columns-repeated="998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formula="of:=([$'F1-mean'.Y24]*[$'f-AUC'.Y24])/([$'F1-mean'.Y24]+[$'f-AUC'.Y24])" office:value-type="float" office:value="0.362464235734321" calcext:value-type="float">
            <text:p>0.362464235734321</text:p>
          </table:table-cell>
          <table:table-cell table:formula="of:=([$'F1-mean'.Z24]*[$'f-AUC'.Z24])/([$'F1-mean'.Z24]+[$'f-AUC'.Z24])" office:value-type="float" office:value="0.332053899759192" calcext:value-type="float">
            <text:p>0.332053899759192</text:p>
          </table:table-cell>
          <table:table-cell table:number-columns-repeated="998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formula="of:=([$'F1-mean'.Y25]*[$'f-AUC'.Y25])/([$'F1-mean'.Y25]+[$'f-AUC'.Y25])" office:value-type="float" office:value="0.367988309381139" calcext:value-type="float">
            <text:p>0.367988309381139</text:p>
          </table:table-cell>
          <table:table-cell table:formula="of:=([$'F1-mean'.Z25]*[$'f-AUC'.Z25])/([$'F1-mean'.Z25]+[$'f-AUC'.Z25])" office:value-type="float" office:value="0.33564858887384" calcext:value-type="float">
            <text:p>0.33564858887384</text:p>
          </table:table-cell>
          <table:table-cell table:number-columns-repeated="998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formula="of:=([$'F1-mean'.Y26]*[$'f-AUC'.Y26])/([$'F1-mean'.Y26]+[$'f-AUC'.Y26])" office:value-type="float" office:value="0.369915804763775" calcext:value-type="float">
            <text:p>0.369915804763775</text:p>
          </table:table-cell>
          <table:table-cell table:formula="of:=([$'F1-mean'.Z26]*[$'f-AUC'.Z26])/([$'F1-mean'.Z26]+[$'f-AUC'.Z26])" office:value-type="float" office:value="0.342800055865085" calcext:value-type="float">
            <text:p>0.342800055865085</text:p>
          </table:table-cell>
          <table:table-cell table:number-columns-repeated="998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formula="of:=([$'F1-mean'.Y27]*[$'f-AUC'.Y27])/([$'F1-mean'.Y27]+[$'f-AUC'.Y27])" office:value-type="float" office:value="0.36616878120128" calcext:value-type="float">
            <text:p>0.36616878120128</text:p>
          </table:table-cell>
          <table:table-cell table:formula="of:=([$'F1-mean'.Z27]*[$'f-AUC'.Z27])/([$'F1-mean'.Z27]+[$'f-AUC'.Z27])" office:value-type="float" office:value="0.337055839487288" calcext:value-type="float">
            <text:p>0.337055839487288</text:p>
          </table:table-cell>
          <table:table-cell table:number-columns-repeated="998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formula="of:=([$'F1-mean'.Y28]*[$'f-AUC'.Y28])/([$'F1-mean'.Y28]+[$'f-AUC'.Y28])" office:value-type="float" office:value="0.369217025788287" calcext:value-type="float">
            <text:p>0.369217025788287</text:p>
          </table:table-cell>
          <table:table-cell table:formula="of:=([$'F1-mean'.Z28]*[$'f-AUC'.Z28])/([$'F1-mean'.Z28]+[$'f-AUC'.Z28])" office:value-type="float" office:value="0.34237246379087" calcext:value-type="float">
            <text:p>0.34237246379087</text:p>
          </table:table-cell>
          <table:table-cell table:number-columns-repeated="998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formula="of:=([$'F1-mean'.Y29]*[$'f-AUC'.Y29])/([$'F1-mean'.Y29]+[$'f-AUC'.Y29])" office:value-type="float" office:value="0.366805610077304" calcext:value-type="float">
            <text:p>0.366805610077304</text:p>
          </table:table-cell>
          <table:table-cell table:formula="of:=([$'F1-mean'.Z29]*[$'f-AUC'.Z29])/([$'F1-mean'.Z29]+[$'f-AUC'.Z29])" office:value-type="float" office:value="0.344435850063984" calcext:value-type="float">
            <text:p>0.344435850063984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formula="of:=([$'F1-mean'.Y30]*[$'f-AUC'.Y30])/([$'F1-mean'.Y30]+[$'f-AUC'.Y30])" office:value-type="float" office:value="0.36082545016433" calcext:value-type="float">
            <text:p>0.36082545016433</text:p>
          </table:table-cell>
          <table:table-cell table:formula="of:=([$'F1-mean'.Z30]*[$'f-AUC'.Z30])/([$'F1-mean'.Z30]+[$'f-AUC'.Z30])" office:value-type="float" office:value="0.346840446519096" calcext:value-type="float">
            <text:p>0.346840446519096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formula="of:=([$'F1-mean'.Y31]*[$'f-AUC'.Y31])/([$'F1-mean'.Y31]+[$'f-AUC'.Y31])" office:value-type="float" office:value="0.366686793005092" calcext:value-type="float">
            <text:p>0.366686793005092</text:p>
          </table:table-cell>
          <table:table-cell table:formula="of:=([$'F1-mean'.Z31]*[$'f-AUC'.Z31])/([$'F1-mean'.Z31]+[$'f-AUC'.Z31])" office:value-type="float" office:value="0.337615958514265" calcext:value-type="float">
            <text:p>0.337615958514265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formula="of:=([$'F1-mean'.Y32]*[$'f-AUC'.Y32])/([$'F1-mean'.Y32]+[$'f-AUC'.Y32])" office:value-type="float" office:value="0.355843350644631" calcext:value-type="float">
            <text:p>0.355843350644631</text:p>
          </table:table-cell>
          <table:table-cell table:formula="of:=([$'F1-mean'.Z32]*[$'f-AUC'.Z32])/([$'F1-mean'.Z32]+[$'f-AUC'.Z32])" office:value-type="float" office:value="0.345521256631186" calcext:value-type="float">
            <text:p>0.345521256631186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formula="of:=([$'F1-mean'.Y33]*[$'f-AUC'.Y33])/([$'F1-mean'.Y33]+[$'f-AUC'.Y33])" office:value-type="float" office:value="0.365927099274876" calcext:value-type="float">
            <text:p>0.365927099274876</text:p>
          </table:table-cell>
          <table:table-cell table:formula="of:=([$'F1-mean'.Z33]*[$'f-AUC'.Z33])/([$'F1-mean'.Z33]+[$'f-AUC'.Z33])" office:value-type="float" office:value="0.350130607807912" calcext:value-type="float">
            <text:p>0.350130607807912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formula="of:=([$'F1-mean'.Y34]*[$'f-AUC'.Y34])/([$'F1-mean'.Y34]+[$'f-AUC'.Y34])" office:value-type="float" office:value="0.364850849396552" calcext:value-type="float">
            <text:p>0.364850849396552</text:p>
          </table:table-cell>
          <table:table-cell table:formula="of:=([$'F1-mean'.Z34]*[$'f-AUC'.Z34])/([$'F1-mean'.Z34]+[$'f-AUC'.Z34])" office:value-type="float" office:value="0.347527098900736" calcext:value-type="float">
            <text:p>0.347527098900736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formula="of:=([$'F1-mean'.Y35]*[$'f-AUC'.Y35])/([$'F1-mean'.Y35]+[$'f-AUC'.Y35])" office:value-type="float" office:value="0.372897581977587" calcext:value-type="float">
            <text:p>0.372897581977587</text:p>
          </table:table-cell>
          <table:table-cell table:formula="of:=([$'F1-mean'.Z35]*[$'f-AUC'.Z35])/([$'F1-mean'.Z35]+[$'f-AUC'.Z35])" office:value-type="float" office:value="0.351331989920497" calcext:value-type="float">
            <text:p>0.351331989920497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formula="of:=([$'F1-mean'.Y36]*[$'f-AUC'.Y36])/([$'F1-mean'.Y36]+[$'f-AUC'.Y36])" office:value-type="float" office:value="0.366171944071538" calcext:value-type="float">
            <text:p>0.366171944071538</text:p>
          </table:table-cell>
          <table:table-cell table:formula="of:=([$'F1-mean'.Z36]*[$'f-AUC'.Z36])/([$'F1-mean'.Z36]+[$'f-AUC'.Z36])" office:value-type="float" office:value="0.354226204263184" calcext:value-type="float">
            <text:p>0.35422620426318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formula="of:=([$'F1-mean'.Y37]*[$'f-AUC'.Y37])/([$'F1-mean'.Y37]+[$'f-AUC'.Y37])" office:value-type="float" office:value="0.373139120709728" calcext:value-type="float">
            <text:p>0.373139120709728</text:p>
          </table:table-cell>
          <table:table-cell table:formula="of:=([$'F1-mean'.Z37]*[$'f-AUC'.Z37])/([$'F1-mean'.Z37]+[$'f-AUC'.Z37])" office:value-type="float" office:value="0.354780216675117" calcext:value-type="float">
            <text:p>0.354780216675117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formula="of:=([$'F1-mean'.Y38]*[$'f-AUC'.Y38])/([$'F1-mean'.Y38]+[$'f-AUC'.Y38])" office:value-type="float" office:value="0.371501642833834" calcext:value-type="float">
            <text:p>0.371501642833834</text:p>
          </table:table-cell>
          <table:table-cell table:formula="of:=([$'F1-mean'.Z38]*[$'f-AUC'.Z38])/([$'F1-mean'.Z38]+[$'f-AUC'.Z38])" office:value-type="float" office:value="0.354807201805329" calcext:value-type="float">
            <text:p>0.35480720180532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formula="of:=([$'F1-mean'.Y39]*[$'f-AUC'.Y39])/([$'F1-mean'.Y39]+[$'f-AUC'.Y39])" office:value-type="float" office:value="0.372773133327324" calcext:value-type="float">
            <text:p>0.372773133327324</text:p>
          </table:table-cell>
          <table:table-cell table:formula="of:=([$'F1-mean'.Z39]*[$'f-AUC'.Z39])/([$'F1-mean'.Z39]+[$'f-AUC'.Z39])" office:value-type="float" office:value="0.358290568922894" calcext:value-type="float">
            <text:p>0.358290568922894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formula="of:=([$'F1-mean'.Y40]*[$'f-AUC'.Y40])/([$'F1-mean'.Y40]+[$'f-AUC'.Y40])" office:value-type="float" office:value="0.367078041289839" calcext:value-type="float">
            <text:p>0.367078041289839</text:p>
          </table:table-cell>
          <table:table-cell table:formula="of:=([$'F1-mean'.Z40]*[$'f-AUC'.Z40])/([$'F1-mean'.Z40]+[$'f-AUC'.Z40])" office:value-type="float" office:value="0.357394918638437" calcext:value-type="float">
            <text:p>0.35739491863843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formula="of:=([$'F1-mean'.Y41]*[$'f-AUC'.Y41])/([$'F1-mean'.Y41]+[$'f-AUC'.Y41])" office:value-type="float" office:value="0.375016421279918" calcext:value-type="float">
            <text:p>0.375016421279918</text:p>
          </table:table-cell>
          <table:table-cell table:formula="of:=([$'F1-mean'.Z41]*[$'f-AUC'.Z41])/([$'F1-mean'.Z41]+[$'f-AUC'.Z41])" office:value-type="float" office:value="0.347371313830454" calcext:value-type="float">
            <text:p>0.347371313830454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formula="of:=([$'F1-mean'.Y42]*[$'f-AUC'.Y42])/([$'F1-mean'.Y42]+[$'f-AUC'.Y42])" office:value-type="float" office:value="0.372162539462421" calcext:value-type="float">
            <text:p>0.372162539462421</text:p>
          </table:table-cell>
          <table:table-cell table:formula="of:=([$'F1-mean'.Z42]*[$'f-AUC'.Z42])/([$'F1-mean'.Z42]+[$'f-AUC'.Z42])" office:value-type="float" office:value="0.361183453742249" calcext:value-type="float">
            <text:p>0.361183453742249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formula="of:=([$'F1-mean'.Y43]*[$'f-AUC'.Y43])/([$'F1-mean'.Y43]+[$'f-AUC'.Y43])" office:value-type="float" office:value="0.372399008279071" calcext:value-type="float">
            <text:p>0.372399008279071</text:p>
          </table:table-cell>
          <table:table-cell table:formula="of:=([$'F1-mean'.Z43]*[$'f-AUC'.Z43])/([$'F1-mean'.Z43]+[$'f-AUC'.Z43])" office:value-type="float" office:value="0.359435605017736" calcext:value-type="float">
            <text:p>0.359435605017736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5"/>
          <table:table-cell table:formula="of:=([$'F1-mean'.Y44]*[$'f-AUC'.Y44])/([$'F1-mean'.Y44]+[$'f-AUC'.Y44])" office:value-type="float" office:value="0.373546747764739" calcext:value-type="float">
            <text:p>0.373546747764739</text:p>
          </table:table-cell>
          <table:table-cell table:formula="of:=([$'F1-mean'.Z44]*[$'f-AUC'.Z44])/([$'F1-mean'.Z44]+[$'f-AUC'.Z44])" office:value-type="float" office:value="0.362473774374816" calcext:value-type="float">
            <text:p>0.362473774374816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5"/>
          <table:table-cell table:formula="of:=([$'F1-mean'.Y45]*[$'f-AUC'.Y45])/([$'F1-mean'.Y45]+[$'f-AUC'.Y45])" office:value-type="float" office:value="0.369802884674611" calcext:value-type="float">
            <text:p>0.369802884674611</text:p>
          </table:table-cell>
          <table:table-cell table:formula="of:=([$'F1-mean'.Z45]*[$'f-AUC'.Z45])/([$'F1-mean'.Z45]+[$'f-AUC'.Z45])" office:value-type="float" office:value="0.361604210989323" calcext:value-type="float">
            <text:p>0.361604210989323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5"/>
          <table:table-cell table:formula="of:=([$'F1-mean'.Y46]*[$'f-AUC'.Y46])/([$'F1-mean'.Y46]+[$'f-AUC'.Y46])" office:value-type="float" office:value="0.374261773705834" calcext:value-type="float">
            <text:p>0.374261773705834</text:p>
          </table:table-cell>
          <table:table-cell table:formula="of:=([$'F1-mean'.Z46]*[$'f-AUC'.Z46])/([$'F1-mean'.Z46]+[$'f-AUC'.Z46])" office:value-type="float" office:value="0.362374096497128" calcext:value-type="float">
            <text:p>0.362374096497128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5"/>
          <table:table-cell table:formula="of:=([$'F1-mean'.Y47]*[$'f-AUC'.Y47])/([$'F1-mean'.Y47]+[$'f-AUC'.Y47])" office:value-type="float" office:value="0.376771128958718" calcext:value-type="float">
            <text:p>0.376771128958718</text:p>
          </table:table-cell>
          <table:table-cell table:formula="of:=([$'F1-mean'.Z47]*[$'f-AUC'.Z47])/([$'F1-mean'.Z47]+[$'f-AUC'.Z47])" office:value-type="float" office:value="0.360451301990974" calcext:value-type="float">
            <text:p>0.360451301990974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float" office:value="0.369729872006033" calcext:value-type="float">
            <text:p>0.369729872006033</text:p>
          </table:table-cell>
          <table:table-cell table:number-columns-repeated="5"/>
          <table:table-cell table:formula="of:=([$'F1-mean'.Y48]*[$'f-AUC'.Y48])/([$'F1-mean'.Y48]+[$'f-AUC'.Y48])" office:value-type="float" office:value="0.367850314729342" calcext:value-type="float">
            <text:p>0.367850314729342</text:p>
          </table:table-cell>
          <table:table-cell table:formula="of:=([$'F1-mean'.Z48]*[$'f-AUC'.Z48])/([$'F1-mean'.Z48]+[$'f-AUC'.Z48])" office:value-type="float" office:value="0.364856318748523" calcext:value-type="float">
            <text:p>0.364856318748523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float" office:value="0.385725679859442" calcext:value-type="float">
            <text:p>0.385725679859442</text:p>
          </table:table-cell>
          <table:table-cell table:number-columns-repeated="5"/>
          <table:table-cell table:formula="of:=([$'F1-mean'.Y49]*[$'f-AUC'.Y49])/([$'F1-mean'.Y49]+[$'f-AUC'.Y49])" office:value-type="float" office:value="0.368421314109684" calcext:value-type="float">
            <text:p>0.368421314109684</text:p>
          </table:table-cell>
          <table:table-cell table:formula="of:=([$'F1-mean'.Z49]*[$'f-AUC'.Z49])/([$'F1-mean'.Z49]+[$'f-AUC'.Z49])" office:value-type="float" office:value="0.36373094272398" calcext:value-type="float">
            <text:p>0.36373094272398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float" office:value="0.381384871128432" calcext:value-type="float">
            <text:p>0.381384871128432</text:p>
          </table:table-cell>
          <table:table-cell table:number-columns-repeated="5"/>
          <table:table-cell table:formula="of:=([$'F1-mean'.Y50]*[$'f-AUC'.Y50])/([$'F1-mean'.Y50]+[$'f-AUC'.Y50])" office:value-type="float" office:value="0.374906279481039" calcext:value-type="float">
            <text:p>0.374906279481039</text:p>
          </table:table-cell>
          <table:table-cell table:formula="of:=([$'F1-mean'.Z50]*[$'f-AUC'.Z50])/([$'F1-mean'.Z50]+[$'f-AUC'.Z50])" office:value-type="float" office:value="0.00411936736339579" calcext:value-type="float">
            <text:p>0.004119367363396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float" office:value="0.38468340114152" calcext:value-type="float">
            <text:p>0.38468340114152</text:p>
          </table:table-cell>
          <table:table-cell table:number-columns-repeated="5"/>
          <table:table-cell table:formula="of:=([$'F1-mean'.Y51]*[$'f-AUC'.Y51])/([$'F1-mean'.Y51]+[$'f-AUC'.Y51])" office:value-type="float" office:value="0.37456701533667" calcext:value-type="float">
            <text:p>0.37456701533667</text:p>
          </table:table-cell>
          <table:table-cell table:formula="of:=([$'F1-mean'.Z51]*[$'f-AUC'.Z51])/([$'F1-mean'.Z51]+[$'f-AUC'.Z51])" office:value-type="float" office:value="0.00411936736339579" calcext:value-type="float">
            <text:p>0.004119367363396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float" office:value="0.385098313083012" calcext:value-type="float">
            <text:p>0.385098313083012</text:p>
          </table:table-cell>
          <table:table-cell table:number-columns-repeated="5"/>
          <table:table-cell table:formula="of:=([$'F1-mean'.Y52]*[$'f-AUC'.Y52])/([$'F1-mean'.Y52]+[$'f-AUC'.Y52])" office:value-type="float" office:value="0.375138231686661" calcext:value-type="float">
            <text:p>0.375138231686661</text:p>
          </table:table-cell>
          <table:table-cell table:formula="of:=([$'F1-mean'.Z52]*[$'f-AUC'.Z52])/([$'F1-mean'.Z52]+[$'f-AUC'.Z52])" office:value-type="float" office:value="0.00411936736339579" calcext:value-type="float">
            <text:p>0.00411936736339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5"/>
          <table:table-cell table:formula="of:=([$'F1-mean'.Y53]*[$'f-AUC'.Y53])/([$'F1-mean'.Y53]+[$'f-AUC'.Y53])" office:value-type="float" office:value="0.3739145200539" calcext:value-type="float">
            <text:p>0.3739145200539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"/>
          <table:table-cell table:formula="of:=([$'F1-mean'.Y54]*[$'f-AUC'.Y54])/([$'F1-mean'.Y54]+[$'f-AUC'.Y54])" office:value-type="float" office:value="0.374340328780118" calcext:value-type="float">
            <text:p>0.374340328780118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"/>
          <table:table-cell table:formula="of:=([$'F1-mean'.Y55]*[$'f-AUC'.Y55])/([$'F1-mean'.Y55]+[$'f-AUC'.Y55])" office:value-type="float" office:value="0.375070661415266" calcext:value-type="float">
            <text:p>0.375070661415266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"/>
          <table:table-cell table:formula="of:=([$'F1-mean'.Y56]*[$'f-AUC'.Y56])/([$'F1-mean'.Y56]+[$'f-AUC'.Y56])" office:value-type="float" office:value="0.362300112043505" calcext:value-type="float">
            <text:p>0.3623001120435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"/>
          <table:table-cell table:formula="of:=([$'F1-mean'.Y57]*[$'f-AUC'.Y57])/([$'F1-mean'.Y57]+[$'f-AUC'.Y57])" office:value-type="float" office:value="0.3763665094267" calcext:value-type="float">
            <text:p>0.3763665094267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"/>
          <table:table-cell table:formula="of:=([$'F1-mean'.Y58]*[$'f-AUC'.Y58])/([$'F1-mean'.Y58]+[$'f-AUC'.Y58])" office:value-type="float" office:value="0.37470737746521" calcext:value-type="float">
            <text:p>0.37470737746521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"/>
          <table:table-cell table:formula="of:=([$'F1-mean'.Y59]*[$'f-AUC'.Y59])/([$'F1-mean'.Y59]+[$'f-AUC'.Y59])" office:value-type="float" office:value="0.371554465404082" calcext:value-type="float">
            <text:p>0.37155446540408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"/>
          <table:table-cell table:formula="of:=([$'F1-mean'.Y60]*[$'f-AUC'.Y60])/([$'F1-mean'.Y60]+[$'f-AUC'.Y60])" office:value-type="float" office:value="0.37127252329367" calcext:value-type="float">
            <text:p>0.37127252329367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"/>
          <table:table-cell table:formula="of:=([$'F1-mean'.Y61]*[$'f-AUC'.Y61])/([$'F1-mean'.Y61]+[$'f-AUC'.Y61])" office:value-type="float" office:value="0.374093894872913" calcext:value-type="float">
            <text:p>0.374093894872913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"/>
          <table:table-cell table:formula="of:=([$'F1-mean'.Y62]*[$'f-AUC'.Y62])/([$'F1-mean'.Y62]+[$'f-AUC'.Y62])" office:value-type="float" office:value="0.37398547980227" calcext:value-type="float">
            <text:p>0.3739854798022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09:41:05.727865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07T09:42:37.607095000</dc:date>
    <meta:editing-duration>P29DT20H56M45S</meta:editing-duration>
    <meta:editing-cycles>419</meta:editing-cycles>
    <meta:generator>LibreOffice/7.0.4.2$Linux_X86_64 LibreOffice_project/00$Build-2</meta:generator>
    <meta:document-statistic meta:table-count="3" meta:cell-count="382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0.819647">
                <text:p>0.819647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0.818996">
                <text:p>0.818996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0.815327">
                <text:p>0.815327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0.817837">
                <text:p>0.8178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B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7cm" svg:height="11.884cm" xlink:href=".." xlink:type="simple" chart:class="chart:line" chart:style-name="ch1">
        <chart:title svg:x="7.543cm" svg:y="0.373cm" chart:style-name="ch2">
          <text:p>v22_2 (2 vs 3 vs 4 lstm cells)</text:p>
        </chart:title>
        <chart:legend chart:legend-position="end" svg:x="18.804cm" svg:y="5.145cm" style:legend-expansion="high" chart:style-name="ch3"/>
        <chart:plot-area chart:style-name="ch4" table:cell-range-address="'f-AUC'.A3:'f-AUC'.A52 'f-AUC'.C2:'f-AUC'.C52 'f-AUC'.Y2:'f-AUC'.Z52" chart:data-source-has-labels="both" svg:x="0.422cm" svg:y="1.389cm" svg:width="17.96cm" svg:height="10.258cm">
          <chart:coordinate-region svg:x="1.334cm" svg:y="1.51cm" svg:width="17.048cm" svg:height="9.135cm"/>
          <chart:axis chart:dimension="x" chart:name="primary-x" chart:style-name="ch5" chartooo:axis-type="auto">
            <chartooo:date-scale/>
            <chart:categories table:cell-range-address="'f-AUC'.A3:'f-AUC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Y3:'f-AUC'.Y52" chart:label-cell-address="'f-AUC'.Y2:'f-AUC'.Y2" chart:class="chart:line">
            <chart:data-point chart:repeated="50"/>
          </chart:series>
          <chart:series chart:style-name="ch10" chart:values-cell-range-address="'f-AUC'.Z3:'f-AUC'.Z52" chart:label-cell-address="'f-AUC'.Z2:'f-AUC'.Z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_3</text:p>
                <draw:g>
                  <svg:desc>'f-AUC'.Y2:'f-AUC'.Y2</svg:desc>
                </draw:g>
              </table:table-cell>
              <table:table-cell office:value-type="string">
                <text:p>V30_4</text:p>
                <draw:g>
                  <svg:desc>'f-AUC'.Z2:'f-AUC'.Z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5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652621">
                <text:p>0.652621</text:p>
                <draw:g>
                  <svg:desc>'f-AUC'.Y3:'f-AUC'.Y52</svg:desc>
                </draw:g>
              </table:table-cell>
              <table:table-cell office:value-type="float" office:value="0.586395">
                <text:p>0.586395</text:p>
                <draw:g>
                  <svg:desc>'f-AUC'.Z3:'f-AUC'.Z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661618">
                <text:p>0.661618</text:p>
              </table:table-cell>
              <table:table-cell office:value-type="float" office:value="0.611838">
                <text:p>0.611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682806">
                <text:p>0.682806</text:p>
              </table:table-cell>
              <table:table-cell office:value-type="float" office:value="0.624649">
                <text:p>0.6246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07481">
                <text:p>0.707481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08444">
                <text:p>0.708444</text:p>
              </table:table-cell>
              <table:table-cell office:value-type="float" office:value="0.637898">
                <text:p>0.637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31417">
                <text:p>0.731417</text:p>
              </table:table-cell>
              <table:table-cell office:value-type="float" office:value="0.644091">
                <text:p>0.644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16175">
                <text:p>0.716175</text:p>
              </table:table-cell>
              <table:table-cell office:value-type="float" office:value="0.644584">
                <text:p>0.644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45185">
                <text:p>0.745185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44637">
                <text:p>0.744637</text:p>
              </table:table-cell>
              <table:table-cell office:value-type="float" office:value="0.651586">
                <text:p>0.651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43388">
                <text:p>0.743388</text:p>
              </table:table-cell>
              <table:table-cell office:value-type="float" office:value="0.653131">
                <text:p>0.6531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42166">
                <text:p>0.742166</text:p>
              </table:table-cell>
              <table:table-cell office:value-type="float" office:value="0.656326">
                <text:p>0.6563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40447">
                <text:p>0.740447</text:p>
              </table:table-cell>
              <table:table-cell office:value-type="float" office:value="0.65842">
                <text:p>0.658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753421">
                <text:p>0.753421</text:p>
              </table:table-cell>
              <table:table-cell office:value-type="float" office:value="0.661783">
                <text:p>0.6617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7486">
                <text:p>0.7486</text:p>
              </table:table-cell>
              <table:table-cell office:value-type="float" office:value="0.665682">
                <text:p>0.665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760876">
                <text:p>0.760876</text:p>
              </table:table-cell>
              <table:table-cell office:value-type="float" office:value="0.669827">
                <text:p>0.6698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764543">
                <text:p>0.764543</text:p>
              </table:table-cell>
              <table:table-cell office:value-type="float" office:value="0.678201">
                <text:p>0.6782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769535">
                <text:p>0.769535</text:p>
              </table:table-cell>
              <table:table-cell office:value-type="float" office:value="0.686267">
                <text:p>0.6862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769519">
                <text:p>0.769519</text:p>
              </table:table-cell>
              <table:table-cell office:value-type="float" office:value="0.694095">
                <text:p>0.6940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773657">
                <text:p>0.773657</text:p>
              </table:table-cell>
              <table:table-cell office:value-type="float" office:value="0.693761">
                <text:p>0.6937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7757">
                <text:p>0.7757</text:p>
              </table:table-cell>
              <table:table-cell office:value-type="float" office:value="0.695972">
                <text:p>0.6959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778064">
                <text:p>0.778064</text:p>
              </table:table-cell>
              <table:table-cell office:value-type="float" office:value="0.701002">
                <text:p>0.7010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784058">
                <text:p>0.784058</text:p>
              </table:table-cell>
              <table:table-cell office:value-type="float" office:value="0.695548">
                <text:p>0.6955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780511">
                <text:p>0.780511</text:p>
              </table:table-cell>
              <table:table-cell office:value-type="float" office:value="0.729297">
                <text:p>0.7292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783345">
                <text:p>0.783345</text:p>
              </table:table-cell>
              <table:table-cell office:value-type="float" office:value="0.727399">
                <text:p>0.7273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782773">
                <text:p>0.782773</text:p>
              </table:table-cell>
              <table:table-cell office:value-type="float" office:value="0.70377">
                <text:p>0.703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785112">
                <text:p>0.785112</text:p>
              </table:table-cell>
              <table:table-cell office:value-type="float" office:value="0.714914">
                <text:p>0.7149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784446">
                <text:p>0.784446</text:p>
              </table:table-cell>
              <table:table-cell office:value-type="float" office:value="0.718049">
                <text:p>0.7180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783171">
                <text:p>0.783171</text:p>
              </table:table-cell>
              <table:table-cell office:value-type="float" office:value="0.732614">
                <text:p>0.7326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78529">
                <text:p>0.78529</text:p>
              </table:table-cell>
              <table:table-cell office:value-type="float" office:value="0.712156">
                <text:p>0.712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787088">
                <text:p>0.787088</text:p>
              </table:table-cell>
              <table:table-cell office:value-type="float" office:value="0.722481">
                <text:p>0.7224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791331">
                <text:p>0.791331</text:p>
              </table:table-cell>
              <table:table-cell office:value-type="float" office:value="0.736144">
                <text:p>0.73614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790097">
                <text:p>0.790097</text:p>
              </table:table-cell>
              <table:table-cell office:value-type="float" office:value="0.728371">
                <text:p>0.7283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794739">
                <text:p>0.794739</text:p>
              </table:table-cell>
              <table:table-cell office:value-type="float" office:value="0.734706">
                <text:p>0.7347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793954">
                <text:p>0.793954</text:p>
              </table:table-cell>
              <table:table-cell office:value-type="float" office:value="0.741574">
                <text:p>0.74157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789974">
                <text:p>0.789974</text:p>
              </table:table-cell>
              <table:table-cell office:value-type="float" office:value="0.743493">
                <text:p>0.7434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794958">
                <text:p>0.794958</text:p>
              </table:table-cell>
              <table:table-cell office:value-type="float" office:value="0.745099">
                <text:p>0.7450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798803">
                <text:p>0.798803</text:p>
              </table:table-cell>
              <table:table-cell office:value-type="float" office:value="0.754515">
                <text:p>0.7545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783955">
                <text:p>0.783955</text:p>
              </table:table-cell>
              <table:table-cell office:value-type="float" office:value="0.759247">
                <text:p>0.7592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796435">
                <text:p>0.796435</text:p>
              </table:table-cell>
              <table:table-cell office:value-type="float" office:value="0.74723">
                <text:p>0.747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792368">
                <text:p>0.792368</text:p>
              </table:table-cell>
              <table:table-cell office:value-type="float" office:value="0.762467">
                <text:p>0.7624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154">
                <text:p>0.796154</text:p>
              </table:table-cell>
              <table:table-cell office:value-type="float" office:value="0.757261">
                <text:p>0.75726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95779">
                <text:p>0.795779</text:p>
              </table:table-cell>
              <table:table-cell office:value-type="float" office:value="0.796403">
                <text:p>0.796403</text:p>
              </table:table-cell>
              <table:table-cell office:value-type="float" office:value="0.766111">
                <text:p>0.7661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88598">
                <text:p>0.788598</text:p>
              </table:table-cell>
              <table:table-cell office:value-type="float" office:value="0.79776">
                <text:p>0.79776</text:p>
              </table:table-cell>
              <table:table-cell office:value-type="float" office:value="0.764758">
                <text:p>0.7647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86892">
                <text:p>0.786892</text:p>
              </table:table-cell>
              <table:table-cell office:value-type="float" office:value="0.796652">
                <text:p>0.796652</text:p>
              </table:table-cell>
              <table:table-cell office:value-type="float" office:value="0.768344">
                <text:p>0.7683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93497">
                <text:p>0.793497</text:p>
              </table:table-cell>
              <table:table-cell office:value-type="float" office:value="0.799159">
                <text:p>0.799159</text:p>
              </table:table-cell>
              <table:table-cell office:value-type="float" office:value="0.760767">
                <text:p>0.7607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94402">
                <text:p>0.794402</text:p>
              </table:table-cell>
              <table:table-cell office:value-type="float" office:value="0.798836">
                <text:p>0.798836</text:p>
              </table:table-cell>
              <table:table-cell office:value-type="float" office:value="0.772749">
                <text:p>0.7727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90352">
                <text:p>0.790352</text:p>
              </table:table-cell>
              <table:table-cell office:value-type="float" office:value="0.785168">
                <text:p>0.785168</text:p>
              </table:table-cell>
              <table:table-cell office:value-type="float" office:value="0.777359">
                <text:p>0.7773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3328">
                <text:p>0.793328</text:p>
              </table:table-cell>
              <table:table-cell office:value-type="float" office:value="0.794908">
                <text:p>0.794908</text:p>
              </table:table-cell>
              <table:table-cell office:value-type="float" office:value="0.524126">
                <text:p>0.52412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95617">
                <text:p>0.795617</text:p>
              </table:table-cell>
              <table:table-cell office:value-type="float" office:value="0.796809">
                <text:p>0.796809</text:p>
              </table:table-cell>
              <table:table-cell office:value-type="float" office:value="0.524126">
                <text:p>0.5241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5729">
                <text:p>0.785729</text:p>
              </table:table-cell>
              <table:table-cell office:value-type="float" office:value="0.795705">
                <text:p>0.795705</text:p>
              </table:table-cell>
              <table:table-cell office:value-type="float" office:value="0.524126">
                <text:p>0.52412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B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3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B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0.369729872006033">
                <text:p>0.369729872006033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0.385725679859442">
                <text:p>0.385725679859442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0.381384871128432">
                <text:p>0.381384871128432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0.38468340114152">
                <text:p>0.38468340114152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0.385098313083012">
                <text:p>0.385098313083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